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AVERAGE([.A1:.A1000])" office:value-type="float" office:value="60.452" calcext:value-type="float">
            <text:p>60.452</text:p>
          </table:table-cell>
          <table:table-cell table:formula="of:=AVERAGE([.C1:.C1000])" office:value-type="float" office:value="7.66" calcext:value-type="float">
            <text:p>7.66</text:p>
          </table:table-cell>
          <table:table-cell office:value-type="string" calcext:value-type="string">
            <text:p>Numsoln=61</text:p>
          </table:table-cell>
          <table:table-cell/>
          <table:table-cell table:formula="of:=[.C1]/[.A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2]/[.A2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3]/[.A3]" office:value-type="float" office:value="0.126126126126126" calcext:value-type="float">
            <text:p>0.126126126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]/[.A4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5]/[.A5]" office:value-type="float" office:value="0.129770992366412" calcext:value-type="float">
            <text:p>0.129770992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]/[.A6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7]/[.A7]" office:value-type="float" office:value="0.127118644067797" calcext:value-type="float">
            <text:p>0.127118644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table:formula="of:=[.C8]/[.A8]" office:value-type="float" office:value="0.128712871287129" calcext:value-type="float">
            <text:p>0.128712871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9]/[.A9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10]/[.A10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1]/[.A11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12]/[.A12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13]/[.A13]" office:value-type="float" office:value="0.129411764705882" calcext:value-type="float">
            <text:p>0.129411764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4]/[.A14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5]/[.A1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6]/[.A16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7]/[.A1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8]/[.A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9]/[.A1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0]/[.A20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1]/[.A21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22]/[.A22]" office:value-type="float" office:value="0.125827814569536" calcext:value-type="float">
            <text:p>0.125827814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23]/[.A23]" office:value-type="float" office:value="0.127450980392157" calcext:value-type="float">
            <text:p>0.12745098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24]/[.A24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5]/[.A25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26]/[.A26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27]/[.A27]" office:value-type="float" office:value="0.12751677852349" calcext:value-type="float">
            <text:p>0.127516778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table:formula="of:=[.C28]/[.A28]" office:value-type="float" office:value="0.127272727272727" calcext:value-type="float">
            <text:p>0.12727272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9]/[.A29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0]/[.A30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1]/[.A3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2]/[.A32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3]/[.A3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4]/[.A34]" office:value-type="float" office:value="0.123287671232877" calcext:value-type="float">
            <text:p>0.12328767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35]/[.A35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6]/[.A36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7]/[.A37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38]/[.A38]" office:value-type="float" office:value="0.127906976744186" calcext:value-type="float">
            <text:p>0.12790697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9]/[.A3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0]/[.A4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1]/[.A41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42]/[.A42]" office:value-type="float" office:value="0.125925925925926" calcext:value-type="float">
            <text:p>0.1259259259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3]/[.A43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44]/[.A44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45]/[.A45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table:formula="of:=[.C46]/[.A46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7]/[.A47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8]/[.A48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49]/[.A49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50]/[.A5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51]/[.A51]" office:value-type="float" office:value="0.12987012987013" calcext:value-type="float">
            <text:p>0.129870129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2]/[.A52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3]/[.A5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4]/[.A54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5]/[.A5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6]/[.A5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57]/[.A57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8]/[.A58]" office:value-type="float" office:value="0.13953488372093" calcext:value-type="float">
            <text:p>0.139534883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9]/[.A59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60]/[.A60]" office:value-type="float" office:value="0.125628140703518" calcext:value-type="float">
            <text:p>0.125628140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61]/[.A61]" office:value-type="float" office:value="0.123893805309735" calcext:value-type="float">
            <text:p>0.123893805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2]/[.A62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3]/[.A63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4]/[.A64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65]/[.A65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6]/[.A66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7]/[.A67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8]/[.A68]" office:value-type="float" office:value="0.120481927710843" calcext:value-type="float">
            <text:p>0.120481927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69]/[.A69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0]/[.A70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71]/[.A71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2]/[.A7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73]/[.A73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74]/[.A74]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75]/[.A75]" office:value-type="float" office:value="0.128654970760234" calcext:value-type="float">
            <text:p>0.128654970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6]/[.A76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7]/[.A77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8]/[.A78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79]/[.A7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0]/[.A80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81]/[.A81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82]/[.A82]" office:value-type="float" office:value="0.126050420168067" calcext:value-type="float">
            <text:p>0.126050420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table:formula="of:=[.C83]/[.A83]" office:value-type="float" office:value="0.125560538116592" calcext:value-type="float">
            <text:p>0.1255605381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5"/>
          <table:table-cell table:formula="of:=[.C84]/[.A84]" office:value-type="float" office:value="0.127208480565371" calcext:value-type="float">
            <text:p>0.127208480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5]/[.A85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86]/[.A86]" office:value-type="float" office:value="0.13953488372093" calcext:value-type="float">
            <text:p>0.139534883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87]/[.A87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8]/[.A8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9]/[.A89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90]/[.A90]" office:value-type="float" office:value="0.122302158273381" calcext:value-type="float">
            <text:p>0.122302158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91]/[.A9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2]/[.A9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3]/[.A93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4]/[.A94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95]/[.A95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C96]/[.A96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7]/[.A97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98]/[.A98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99]/[.A99]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00]/[.A100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01]/[.A101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102]/[.A102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103]/[.A103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04]/[.A104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105]/[.A105]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106]/[.A10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107]/[.A107]" office:value-type="float" office:value="0.12987012987013" calcext:value-type="float">
            <text:p>0.129870129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108]/[.A108]" office:value-type="float" office:value="0.135593220338983" calcext:value-type="float">
            <text:p>0.135593220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09]/[.A109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110]/[.A11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111]/[.A111]" office:value-type="float" office:value="0.12621359223301" calcext:value-type="float">
            <text:p>0.12621359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112]/[.A112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113]/[.A113]" office:value-type="float" office:value="0.126126126126126" calcext:value-type="float">
            <text:p>0.12612612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14]/[.A114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115]/[.A115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116]/[.A116]" office:value-type="float" office:value="0.122950819672131" calcext:value-type="float">
            <text:p>0.1229508197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117]/[.A117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18]/[.A118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119]/[.A119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120]/[.A120]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21]/[.A121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22]/[.A122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23]/[.A123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24]/[.A124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125]/[.A125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26]/[.A126]" office:value-type="float" office:value="0.120689655172414" calcext:value-type="float">
            <text:p>0.12068965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27]/[.A12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28]/[.A128]" office:value-type="float" office:value="0.120689655172414" calcext:value-type="float">
            <text:p>0.120689655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129]/[.A12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30]/[.A13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31]/[.A13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32]/[.A13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133]/[.A133]" office:value-type="float" office:value="0.128440366972477" calcext:value-type="float">
            <text:p>0.1284403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34]/[.A134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35]/[.A135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36]/[.A136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37]/[.A137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138]/[.A138]" office:value-type="float" office:value="0.125925925925926" calcext:value-type="float">
            <text:p>0.125925925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39]/[.A139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140]/[.A140]" office:value-type="float" office:value="0.129310344827586" calcext:value-type="float">
            <text:p>0.1293103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41]/[.A14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142]/[.A142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43]/[.A143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144]/[.A144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45]/[.A145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46]/[.A146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47]/[.A1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48]/[.A14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149]/[.A1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50]/[.A150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51]/[.A151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152]/[.A152]" office:value-type="float" office:value="0.130952380952381" calcext:value-type="float">
            <text:p>0.13095238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153]/[.A15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154]/[.A154]" office:value-type="float" office:value="0.13265306122449" calcext:value-type="float">
            <text:p>0.1326530612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155]/[.A15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56]/[.A15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157]/[.A15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58]/[.A158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159]/[.A15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60]/[.A160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161]/[.A16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62]/[.A162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163]/[.A163]" office:value-type="float" office:value="0.12707182320442" calcext:value-type="float">
            <text:p>0.127071823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64]/[.A164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165]/[.A16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166]/[.A166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167]/[.A167]" office:value-type="float" office:value="0.128440366972477" calcext:value-type="float">
            <text:p>0.12844036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68]/[.A168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69]/[.A169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[.C170]/[.A170]" office:value-type="float" office:value="0.128342245989305" calcext:value-type="float">
            <text:p>0.12834224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71]/[.A171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72]/[.A172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73]/[.A173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74]/[.A174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175]/[.A175]" office:value-type="float" office:value="0.124087591240876" calcext:value-type="float">
            <text:p>0.12408759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176]/[.A176]" office:value-type="float" office:value="0.12987012987013" calcext:value-type="float">
            <text:p>0.12987012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77]/[.A17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78]/[.A178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179]/[.A17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80]/[.A180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181]/[.A181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82]/[.A182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83]/[.A18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84]/[.A184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85]/[.A185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86]/[.A186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187]/[.A187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88]/[.A18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189]/[.A189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190]/[.A19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91]/[.A191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192]/[.A192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193]/[.A193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194]/[.A194]" office:value-type="float" office:value="0.126126126126126" calcext:value-type="float">
            <text:p>0.12612612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195]/[.A195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196]/[.A196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197]/[.A19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table:formula="of:=[.C198]/[.A198]" office:value-type="float" office:value="0.128712871287129" calcext:value-type="float">
            <text:p>0.128712871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199]/[.A199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00]/[.A200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01]/[.A201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202]/[.A202]" office:value-type="float" office:value="0.12396694214876" calcext:value-type="float">
            <text:p>0.12396694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03]/[.A20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04]/[.A204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205]/[.A205]" office:value-type="float" office:value="0.120689655172414" calcext:value-type="float">
            <text:p>0.120689655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06]/[.A206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207]/[.A207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08]/[.A208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09]/[.A209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table:formula="of:=[.C210]/[.A210]" office:value-type="float" office:value="0.127272727272727" calcext:value-type="float">
            <text:p>0.127272727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211]/[.A21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212]/[.A212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213]/[.A213]" office:value-type="float" office:value="0.12621359223301" calcext:value-type="float">
            <text:p>0.126213592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214]/[.A214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15]/[.A21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16]/[.A216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17]/[.A217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18]/[.A21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19]/[.A21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20]/[.A2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21]/[.A221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222]/[.A22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223]/[.A223]" office:value-type="float" office:value="0.125984251968504" calcext:value-type="float">
            <text:p>0.12598425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24]/[.A224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25]/[.A225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226]/[.A22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27]/[.A227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28]/[.A228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[.C229]/[.A229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230]/[.A23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C231]/[.A23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232]/[.A232]" office:value-type="float" office:value="0.130952380952381" calcext:value-type="float">
            <text:p>0.1309523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33]/[.A23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234]/[.A234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235]/[.A235]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5"/>
          <table:table-cell table:formula="of:=[.C236]/[.A236]" office:value-type="float" office:value="0.126794258373206" calcext:value-type="float">
            <text:p>0.126794258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37]/[.A237]" office:value-type="float" office:value="0.127272727272727" calcext:value-type="float">
            <text:p>0.127272727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238]/[.A238]" office:value-type="float" office:value="0.123287671232877" calcext:value-type="float">
            <text:p>0.12328767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239]/[.A239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240]/[.A240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41]/[.A241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42]/[.A242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243]/[.A243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44]/[.A244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45]/[.A24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46]/[.A246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247]/[.A247]" office:value-type="float" office:value="0.126436781609195" calcext:value-type="float">
            <text:p>0.12643678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248]/[.A248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49]/[.A24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50]/[.A25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51]/[.A251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52]/[.A252]" office:value-type="float" office:value="0.123893805309735" calcext:value-type="float">
            <text:p>0.1238938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53]/[.A25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[.C254]/[.A254]" office:value-type="float" office:value="0.123711340206186" calcext:value-type="float">
            <text:p>0.123711340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255]/[.A255]" office:value-type="float" office:value="0.123456790123457" calcext:value-type="float">
            <text:p>0.123456790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56]/[.A25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57]/[.A25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58]/[.A258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259]/[.A259]" office:value-type="float" office:value="0.121621621621622" calcext:value-type="float">
            <text:p>0.121621621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260]/[.A260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61]/[.A261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62]/[.A262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63]/[.A263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264]/[.A264]" office:value-type="float" office:value="0.124293785310734" calcext:value-type="float">
            <text:p>0.12429378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65]/[.A265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266]/[.A266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67]/[.A267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68]/[.A268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269]/[.A269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270]/[.A27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271]/[.A271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272]/[.A272]" office:value-type="float" office:value="0.123762376237624" calcext:value-type="float">
            <text:p>0.123762376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273]/[.A273]" office:value-type="float" office:value="0.121495327102804" calcext:value-type="float">
            <text:p>0.121495327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74]/[.A27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275]/[.A2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76]/[.A27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277]/[.A27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278]/[.A278]"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79]/[.A279]" office:value-type="float" office:value="0.126126126126126" calcext:value-type="float">
            <text:p>0.1261261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80]/[.A280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281]/[.A28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82]/[.A282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283]/[.A283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84]/[.A284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85]/[.A285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86]/[.A28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87]/[.A28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288]/[.A288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289]/[.A289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290]/[.A290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291]/[.A291]" office:value-type="float" office:value="0.130952380952381" calcext:value-type="float">
            <text:p>0.13095238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292]/[.A292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293]/[.A293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294]/[.A294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295]/[.A295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296]/[.A296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297]/[.A297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298]/[.A298]" office:value-type="float" office:value="0.11864406779661" calcext:value-type="float">
            <text:p>0.118644067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5"/>
          <table:table-cell table:formula="of:=[.C299]/[.A299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00]/[.A30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301]/[.A301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02]/[.A30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303]/[.A30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04]/[.A304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05]/[.A305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306]/[.A306]" office:value-type="float" office:value="0.127450980392157" calcext:value-type="float">
            <text:p>0.127450980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table:formula="of:=[.C307]/[.A307]" office:value-type="float" office:value="0.125581395348837" calcext:value-type="float">
            <text:p>0.125581395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08]/[.A308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09]/[.A309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10]/[.A310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311]/[.A311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12]/[.A31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13]/[.A31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14]/[.A31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15]/[.A315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316]/[.A316]" office:value-type="float" office:value="0.126050420168067" calcext:value-type="float">
            <text:p>0.126050420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317]/[.A317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318]/[.A318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19]/[.A319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320]/[.A320]" office:value-type="float" office:value="0.130952380952381" calcext:value-type="float">
            <text:p>0.13095238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21]/[.A321]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322]/[.A322]" office:value-type="float" office:value="0.123893805309735" calcext:value-type="float">
            <text:p>0.123893805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23]/[.A323]" office:value-type="float" office:value="0.121621621621622" calcext:value-type="float">
            <text:p>0.1216216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24]/[.A324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25]/[.A325]" office:value-type="float" office:value="0.0833333333333333" calcext:value-type="float">
            <text:p>0.083333333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26]/[.A32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27]/[.A327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328]/[.A328]" office:value-type="float" office:value="0.124223602484472" calcext:value-type="float">
            <text:p>0.12422360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29]/[.A329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330]/[.A330]" office:value-type="float" office:value="0.125786163522013" calcext:value-type="float">
            <text:p>0.125786163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331]/[.A331]" office:value-type="float" office:value="0.11864406779661" calcext:value-type="float">
            <text:p>0.118644067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332]/[.A332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33]/[.A333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334]/[.A334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335]/[.A335]" office:value-type="float" office:value="0.129310344827586" calcext:value-type="float">
            <text:p>0.129310344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36]/[.A336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37]/[.A337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338]/[.A338]" office:value-type="float" office:value="0.125874125874126" calcext:value-type="float">
            <text:p>0.1258741259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table:formula="of:=[.C339]/[.A339]" office:value-type="float" office:value="0.128099173553719" calcext:value-type="float">
            <text:p>0.12809917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40]/[.A340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formula="of:=[.C341]/[.A341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342]/[.A342]" office:value-type="float" office:value="0.126262626262626" calcext:value-type="float">
            <text:p>0.126262626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43]/[.A343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44]/[.A344]" office:value-type="float" office:value="0.134328358208955" calcext:value-type="float">
            <text:p>0.134328358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45]/[.A345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46]/[.A346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47]/[.A347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348]/[.A348]" office:value-type="float" office:value="0.127777777777778" calcext:value-type="float">
            <text:p>0.127777777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49]/[.A349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350]/[.A350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51]/[.A351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52]/[.A352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53]/[.A353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54]/[.A354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55]/[.A35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56]/[.A356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57]/[.A35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358]/[.A358]" office:value-type="float" office:value="0.120481927710843" calcext:value-type="float">
            <text:p>0.120481927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359]/[.A359]" office:value-type="float" office:value="0.128712871287129" calcext:value-type="float">
            <text:p>0.12871287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60]/[.A360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61]/[.A361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362]/[.A36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63]/[.A363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64]/[.A364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65]/[.A365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66]/[.A36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367]/[.A36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368]/[.A368]" office:value-type="float" office:value="0.124087591240876" calcext:value-type="float">
            <text:p>0.12408759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69]/[.A369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70]/[.A370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371]/[.A371]" office:value-type="float" office:value="0.124183006535948" calcext:value-type="float">
            <text:p>0.124183006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372]/[.A37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73]/[.A373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74]/[.A37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75]/[.A375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76]/[.A376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77]/[.A377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378]/[.A378]" office:value-type="float" office:value="0.125925925925926" calcext:value-type="float">
            <text:p>0.125925925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379]/[.A379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380]/[.A380]" office:value-type="float" office:value="0.129770992366412" calcext:value-type="float">
            <text:p>0.129770992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381]/[.A381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382]/[.A382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383]/[.A383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84]/[.A384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85]/[.A385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C386]/[.A38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387]/[.A387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388]/[.A388]" office:value-type="float" office:value="0.123595505617978" calcext:value-type="float">
            <text:p>0.123595505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389]/[.A389]" office:value-type="float" office:value="0.121621621621622" calcext:value-type="float">
            <text:p>0.12162162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390]/[.A390]" office:value-type="float" office:value="0.119402985074627" calcext:value-type="float">
            <text:p>0.119402985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391]/[.A391]" office:value-type="float" office:value="0.127906976744186" calcext:value-type="float">
            <text:p>0.12790697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392]/[.A39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393]/[.A39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394]/[.A394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95]/[.A395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396]/[.A39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397]/[.A39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398]/[.A39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399]/[.A399]" office:value-type="float" office:value="0.12396694214876" calcext:value-type="float">
            <text:p>0.12396694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00]/[.A400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401]/[.A401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02]/[.A402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03]/[.A40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404]/[.A404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05]/[.A405]"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406]/[.A406]" office:value-type="float" office:value="0.124293785310734" calcext:value-type="float">
            <text:p>0.124293785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07]/[.A40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08]/[.A408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409]/[.A409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410]/[.A410]" office:value-type="float" office:value="0.125628140703518" calcext:value-type="float">
            <text:p>0.125628140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411]/[.A411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412]/[.A412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413]/[.A413]" office:value-type="float" office:value="0.125925925925926" calcext:value-type="float">
            <text:p>0.125925925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414]/[.A414]" office:value-type="float" office:value="0.132352941176471" calcext:value-type="float">
            <text:p>0.132352941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15]/[.A415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16]/[.A416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17]/[.A417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418]/[.A418]" office:value-type="float" office:value="0.123287671232877" calcext:value-type="float">
            <text:p>0.12328767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19]/[.A419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20]/[.A420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21]/[.A42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422]/[.A422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23]/[.A423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24]/[.A424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425]/[.A425]" office:value-type="float" office:value="0.124137931034483" calcext:value-type="float">
            <text:p>0.12413793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26]/[.A426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table:formula="of:=[.C427]/[.A427]" office:value-type="float" office:value="0.1256038647343" calcext:value-type="float">
            <text:p>0.125603864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28]/[.A428]"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29]/[.A429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430]/[.A430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431]/[.A431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432]/[.A432]" office:value-type="float" office:value="0.124293785310734" calcext:value-type="float">
            <text:p>0.124293785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433]/[.A433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434]/[.A434]" office:value-type="float" office:value="0.129310344827586" calcext:value-type="float">
            <text:p>0.12931034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435]/[.A435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36]/[.A436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37]/[.A437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438]/[.A438]" office:value-type="float" office:value="0.135593220338983" calcext:value-type="float">
            <text:p>0.135593220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439]/[.A439]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40]/[.A44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441]/[.A441]" office:value-type="float" office:value="0.125874125874126" calcext:value-type="float">
            <text:p>0.125874125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442]/[.A44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43]/[.A44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444]/[.A4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445]/[.A44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446]/[.A446]" office:value-type="float" office:value="0.134615384615385" calcext:value-type="float">
            <text:p>0.134615384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447]/[.A447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48]/[.A448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49]/[.A449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450]/[.A450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51]/[.A451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52]/[.A452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53]/[.A453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454]/[.A454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455]/[.A45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56]/[.A45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57]/[.A45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458]/[.A458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59]/[.A45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60]/[.A460]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61]/[.A461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62]/[.A462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63]/[.A463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64]/[.A464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65]/[.A465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66]/[.A466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67]/[.A467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468]/[.A468]" office:value-type="float" office:value="0.129411764705882" calcext:value-type="float">
            <text:p>0.129411764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469]/[.A469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470]/[.A470]" office:value-type="float" office:value="0.132352941176471" calcext:value-type="float">
            <text:p>0.132352941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471]/[.A471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72]/[.A472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73]/[.A473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74]/[.A474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75]/[.A47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76]/[.A476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77]/[.A477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table:formula="of:=[.C478]/[.A478]" office:value-type="float" office:value="0.125954198473282" calcext:value-type="float">
            <text:p>0.125954198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479]/[.A479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480]/[.A48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81]/[.A481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482]/[.A482]" office:value-type="float" office:value="0.129770992366412" calcext:value-type="float">
            <text:p>0.129770992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483]/[.A48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84]/[.A484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85]/[.A48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86]/[.A486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487]/[.A487]" office:value-type="float" office:value="0.132530120481928" calcext:value-type="float">
            <text:p>0.132530120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488]/[.A488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489]/[.A48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490]/[.A49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491]/[.A491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92]/[.A492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93]/[.A493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494]/[.A494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495]/[.A495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96]/[.A496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497]/[.A497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498]/[.A49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499]/[.A499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00]/[.A50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501]/[.A501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02]/[.A502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03]/[.A503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04]/[.A504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505]/[.A505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06]/[.A50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07]/[.A507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08]/[.A50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09]/[.A50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10]/[.A510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11]/[.A51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12]/[.A51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13]/[.A513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14]/[.A514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15]/[.A51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516]/[.A516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17]/[.A517]"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518]/[.A518]" office:value-type="float" office:value="0.127906976744186" calcext:value-type="float">
            <text:p>0.127906976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19]/[.A51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520]/[.A520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521]/[.A521]" office:value-type="float" office:value="0.126126126126126" calcext:value-type="float">
            <text:p>0.126126126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22]/[.A522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23]/[.A523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24]/[.A52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C525]/[.A52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526]/[.A526]" office:value-type="float" office:value="0.123595505617978" calcext:value-type="float">
            <text:p>0.123595505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527]/[.A527]" office:value-type="float" office:value="0.123287671232877" calcext:value-type="float">
            <text:p>0.123287671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528]/[.A528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29]/[.A529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530]/[.A530]" office:value-type="float" office:value="0.128440366972477" calcext:value-type="float">
            <text:p>0.1284403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31]/[.A53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32]/[.A532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33]/[.A533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534]/[.A534]" office:value-type="float" office:value="0.124293785310734" calcext:value-type="float">
            <text:p>0.124293785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35]/[.A535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536]/[.A536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537]/[.A537]" office:value-type="float" office:value="0.123287671232877" calcext:value-type="float">
            <text:p>0.12328767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38]/[.A53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39]/[.A539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40]/[.A54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41]/[.A54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42]/[.A542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543]/[.A543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44]/[.A544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545]/[.A545]" office:value-type="float" office:value="0.132352941176471" calcext:value-type="float">
            <text:p>0.132352941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46]/[.A546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547]/[.A54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548]/[.A548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549]/[.A549]" office:value-type="float" office:value="0.125714285714286" calcext:value-type="float">
            <text:p>0.125714285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50]/[.A550]"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551]/[.A55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552]/[.A552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53]/[.A553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554]/[.A554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55]/[.A555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556]/[.A556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557]/[.A557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58]/[.A55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59]/[.A559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560]/[.A560]" office:value-type="float" office:value="0.129411764705882" calcext:value-type="float">
            <text:p>0.12941176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561]/[.A561]" office:value-type="float" office:value="0.127906976744186" calcext:value-type="float">
            <text:p>0.127906976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62]/[.A562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563]/[.A563]" office:value-type="float" office:value="0.123809523809524" calcext:value-type="float">
            <text:p>0.123809523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64]/[.A564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65]/[.A565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566]/[.A56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67]/[.A56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68]/[.A568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569]/[.A569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70]/[.A57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5"/>
          <table:table-cell table:formula="of:=[.C571]/[.A57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72]/[.A572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573]/[.A573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74]/[.A57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75]/[.A575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76]/[.A57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577]/[.A577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578]/[.A57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79]/[.A579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table:formula="of:=[.C580]/[.A58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581]/[.A581]" office:value-type="float" office:value="0.123456790123457" calcext:value-type="float">
            <text:p>0.123456790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582]/[.A582]" office:value-type="float" office:value="0.122950819672131" calcext:value-type="float">
            <text:p>0.12295081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83]/[.A583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584]/[.A584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585]/[.A585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[.C586]/[.A58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587]/[.A587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88]/[.A588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89]/[.A589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590]/[.A59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91]/[.A591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592]/[.A592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593]/[.A593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594]/[.A594]" office:value-type="float" office:value="0.127906976744186" calcext:value-type="float">
            <text:p>0.1279069767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595]/[.A595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596]/[.A596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597]/[.A59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598]/[.A598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599]/[.A59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00]/[.A60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01]/[.A601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02]/[.A60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03]/[.A603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604]/[.A604]" office:value-type="float" office:value="0.128378378378378" calcext:value-type="float">
            <text:p>0.128378378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05]/[.A605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06]/[.A60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07]/[.A607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08]/[.A608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09]/[.A609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10]/[.A610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11]/[.A611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12]/[.A612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13]/[.A61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14]/[.A61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15]/[.A615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5"/>
          <table:table-cell table:formula="of:=[.C616]/[.A616]" office:value-type="float" office:value="0.125348189415042" calcext:value-type="float">
            <text:p>0.12534818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17]/[.A617]" office:value-type="float" office:value="0.126315789473684" calcext:value-type="float">
            <text:p>0.12631578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18]/[.A618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619]/[.A619]" office:value-type="float" office:value="0.120689655172414" calcext:value-type="float">
            <text:p>0.120689655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620]/[.A620]" office:value-type="float" office:value="0.125984251968504" calcext:value-type="float">
            <text:p>0.12598425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621]/[.A621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22]/[.A622]" office:value-type="float" office:value="0.123456790123457" calcext:value-type="float">
            <text:p>0.123456790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623]/[.A62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24]/[.A624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625]/[.A62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626]/[.A626]" office:value-type="float" office:value="0.127450980392157" calcext:value-type="float">
            <text:p>0.12745098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27]/[.A627]" office:value-type="float" office:value="0.12987012987013" calcext:value-type="float">
            <text:p>0.129870129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28]/[.A628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table:formula="of:=[.C629]/[.A629]" office:value-type="float" office:value="0.126923076923077" calcext:value-type="float">
            <text:p>0.126923076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630]/[.A630]" office:value-type="float" office:value="0.130952380952381" calcext:value-type="float">
            <text:p>0.13095238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631]/[.A631]" office:value-type="float" office:value="0.12987012987013" calcext:value-type="float">
            <text:p>0.129870129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32]/[.A63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33]/[.A633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34]/[.A634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35]/[.A635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36]/[.A636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37]/[.A637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38]/[.A638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39]/[.A639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40]/[.A640]" office:value-type="float" office:value="0.13953488372093" calcext:value-type="float">
            <text:p>0.1395348837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641]/[.A641]" office:value-type="float" office:value="0.125714285714286" calcext:value-type="float">
            <text:p>0.125714285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42]/[.A642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643]/[.A643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644]/[.A644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45]/[.A645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46]/[.A646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47]/[.A64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48]/[.A648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49]/[.A649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650]/[.A650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51]/[.A651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52]/[.A65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653]/[.A65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654]/[.A654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55]/[.A655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56]/[.A656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657]/[.A657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58]/[.A65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659]/[.A659]" office:value-type="float" office:value="0.126373626373626" calcext:value-type="float">
            <text:p>0.12637362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60]/[.A660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61]/[.A66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62]/[.A662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63]/[.A66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64]/[.A664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65]/[.A665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666]/[.A666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67]/[.A667]" office:value-type="float" office:value="0.126315789473684" calcext:value-type="float">
            <text:p>0.12631578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68]/[.A668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669]/[.A66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670]/[.A67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71]/[.A671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72]/[.A672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673]/[.A673]" office:value-type="float" office:value="0.126050420168067" calcext:value-type="float">
            <text:p>0.126050420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74]/[.A674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75]/[.A675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676]/[.A676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77]/[.A67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78]/[.A678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679]/[.A67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80]/[.A68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681]/[.A681]" office:value-type="float" office:value="0.125714285714286" calcext:value-type="float">
            <text:p>0.1257142857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table:formula="of:=[.C682]/[.A682]" office:value-type="float" office:value="0.127753303964758" calcext:value-type="float">
            <text:p>0.12775330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683]/[.A683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84]/[.A684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685]/[.A685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86]/[.A686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687]/[.A687]" office:value-type="float" office:value="0.130081300813008" calcext:value-type="float">
            <text:p>0.130081300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88]/[.A68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689]/[.A68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90]/[.A690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91]/[.A691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692]/[.A69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693]/[.A693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94]/[.A694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95]/[.A695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696]/[.A696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C697]/[.A697]" office:value-type="float" office:value="0.128048780487805" calcext:value-type="float">
            <text:p>0.128048780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698]/[.A698]" office:value-type="float" office:value="0.130952380952381" calcext:value-type="float">
            <text:p>0.1309523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699]/[.A69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00]/[.A700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701]/[.A701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02]/[.A702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703]/[.A703]" office:value-type="float" office:value="0.129411764705882" calcext:value-type="float">
            <text:p>0.129411764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04]/[.A704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705]/[.A705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06]/[.A70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[.C707]/[.A70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08]/[.A708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09]/[.A709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710]/[.A710]" office:value-type="float" office:value="0.128491620111732" calcext:value-type="float">
            <text:p>0.128491620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11]/[.A711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712]/[.A71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13]/[.A713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14]/[.A714]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15]/[.A715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16]/[.A716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17]/[.A717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18]/[.A71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19]/[.A71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720]/[.A720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721]/[.A721]" office:value-type="float" office:value="0.122641509433962" calcext:value-type="float">
            <text:p>0.122641509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22]/[.A722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23]/[.A723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24]/[.A724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25]/[.A725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726]/[.A726]" office:value-type="float" office:value="0.123595505617978" calcext:value-type="float">
            <text:p>0.123595505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27]/[.A72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table:formula="of:=[.C728]/[.A728]" office:value-type="float" office:value="0.124260355029586" calcext:value-type="float">
            <text:p>0.1242603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729]/[.A72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730]/[.A73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731]/[.A731]" office:value-type="float" office:value="0.127272727272727" calcext:value-type="float">
            <text:p>0.127272727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732]/[.A73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table:formula="of:=[.C733]/[.A733]" office:value-type="float" office:value="0.126168224299065" calcext:value-type="float">
            <text:p>0.126168224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734]/[.A734]" office:value-type="float" office:value="0.126315789473684" calcext:value-type="float">
            <text:p>0.12631578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35]/[.A735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36]/[.A736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37]/[.A737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38]/[.A73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739]/[.A73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740]/[.A740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5"/>
          <table:table-cell table:formula="of:=[.C741]/[.A741]" office:value-type="float" office:value="0.125850340136054" calcext:value-type="float">
            <text:p>0.12585034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742]/[.A74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743]/[.A74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744]/[.A74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45]/[.A745]" office:value-type="float" office:value="0.119047619047619" calcext:value-type="float">
            <text:p>0.119047619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746]/[.A746]" office:value-type="float" office:value="0.122950819672131" calcext:value-type="float">
            <text:p>0.122950819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47]/[.A747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748]/[.A748]" office:value-type="float" office:value="0.12987012987013" calcext:value-type="float">
            <text:p>0.1298701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49]/[.A74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50]/[.A750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51]/[.A751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752]/[.A752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53]/[.A753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54]/[.A754]" office:value-type="float" office:value="0.116279069767442" calcext:value-type="float">
            <text:p>0.11627906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755]/[.A755]" office:value-type="float" office:value="0.126666666666667" calcext:value-type="float">
            <text:p>0.126666666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56]/[.A75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57]/[.A75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758]/[.A75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59]/[.A759]" office:value-type="float" office:value="0.122448979591837" calcext:value-type="float">
            <text:p>0.122448979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60]/[.A76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61]/[.A761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762]/[.A762]" office:value-type="float" office:value="0.127450980392157" calcext:value-type="float">
            <text:p>0.127450980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63]/[.A763]" office:value-type="float" office:value="0.13953488372093" calcext:value-type="float">
            <text:p>0.13953488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64]/[.A76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65]/[.A76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66]/[.A766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767]/[.A767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68]/[.A768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69]/[.A76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70]/[.A770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771]/[.A771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772]/[.A772]" office:value-type="float" office:value="0.113636363636364" calcext:value-type="float">
            <text:p>0.113636363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5"/>
          <table:table-cell table:formula="of:=[.C773]/[.A77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74]/[.A774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775]/[.A775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76]/[.A776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77]/[.A777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78]/[.A778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779]/[.A779]" office:value-type="float" office:value="0.124293785310734" calcext:value-type="float">
            <text:p>0.12429378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table:formula="of:=[.C780]/[.A780]" office:value-type="float" office:value="0.129411764705882" calcext:value-type="float">
            <text:p>0.1294117647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781]/[.A781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782]/[.A782]" office:value-type="float" office:value="0.121621621621622" calcext:value-type="float">
            <text:p>0.12162162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83]/[.A78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84]/[.A784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785]/[.A785]" office:value-type="float" office:value="0.134615384615385" calcext:value-type="float">
            <text:p>0.134615384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786]/[.A786]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787]/[.A787]" office:value-type="float" office:value="0.126760563380282" calcext:value-type="float">
            <text:p>0.12676056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788]/[.A788]" office:value-type="float" office:value="0.126126126126126" calcext:value-type="float">
            <text:p>0.126126126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789]/[.A78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table:formula="of:=[.C790]/[.A79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91]/[.A791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792]/[.A792]" office:value-type="float" office:value="0.13265306122449" calcext:value-type="float">
            <text:p>0.13265306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93]/[.A793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794]/[.A794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795]/[.A795]" office:value-type="float" office:value="0.123287671232877" calcext:value-type="float">
            <text:p>0.12328767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796]/[.A796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797]/[.A797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798]/[.A798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799]/[.A799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800]/[.A80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801]/[.A80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802]/[.A802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03]/[.A803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804]/[.A804]" office:value-type="float" office:value="0.127272727272727" calcext:value-type="float">
            <text:p>0.12727272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05]/[.A805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806]/[.A806]" office:value-type="float" office:value="0.128440366972477" calcext:value-type="float">
            <text:p>0.128440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07]/[.A807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808]/[.A808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809]/[.A809]" office:value-type="float" office:value="0.123595505617978" calcext:value-type="float">
            <text:p>0.123595505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810]/[.A810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811]/[.A811]" office:value-type="float" office:value="0.126865671641791" calcext:value-type="float">
            <text:p>0.126865671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812]/[.A812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813]/[.A81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814]/[.A814]" office:value-type="float" office:value="0.132530120481928" calcext:value-type="float">
            <text:p>0.132530120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815]/[.A815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16]/[.A81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17]/[.A817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818]/[.A818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19]/[.A819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820]/[.A820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821]/[.A821]" office:value-type="float" office:value="0.12621359223301" calcext:value-type="float">
            <text:p>0.126213592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22]/[.A822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823]/[.A823]" office:value-type="float" office:value="0.126373626373626" calcext:value-type="float">
            <text:p>0.12637362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24]/[.A824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825]/[.A82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26]/[.A826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827]/[.A82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828]/[.A828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5"/>
          <table:table-cell table:formula="of:=[.C829]/[.A829]" office:value-type="float" office:value="0.125954198473282" calcext:value-type="float">
            <text:p>0.12595419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830]/[.A830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831]/[.A831]" office:value-type="float" office:value="0.121621621621622" calcext:value-type="float">
            <text:p>0.121621621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832]/[.A832]" office:value-type="float" office:value="0.131578947368421" calcext:value-type="float">
            <text:p>0.13157894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33]/[.A833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table:formula="of:=[.C834]/[.A834]" office:value-type="float" office:value="0.128712871287129" calcext:value-type="float">
            <text:p>0.12871287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35]/[.A83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table:formula="of:=[.C836]/[.A836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37]/[.A83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38]/[.A838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839]/[.A839]" office:value-type="float" office:value="0.135593220338983" calcext:value-type="float">
            <text:p>0.1355932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40]/[.A840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841]/[.A841]" office:value-type="float" office:value="0.126050420168067" calcext:value-type="float">
            <text:p>0.126050420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42]/[.A842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43]/[.A843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44]/[.A844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45]/[.A845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46]/[.A846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847]/[.A847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848]/[.A848]" office:value-type="float" office:value="0.128440366972477" calcext:value-type="float">
            <text:p>0.12844036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849]/[.A849]" office:value-type="float" office:value="0.127118644067797" calcext:value-type="float">
            <text:p>0.127118644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50]/[.A850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851]/[.A851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52]/[.A85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53]/[.A853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854]/[.A854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855]/[.A855]" office:value-type="float" office:value="0.134328358208955" calcext:value-type="float">
            <text:p>0.134328358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56]/[.A856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table:formula="of:=[.C857]/[.A857]" office:value-type="float" office:value="0.125628140703518" calcext:value-type="float">
            <text:p>0.125628140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858]/[.A858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59]/[.A85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860]/[.A860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861]/[.A86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62]/[.A862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63]/[.A863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64]/[.A864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65]/[.A865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866]/[.A866]" office:value-type="float" office:value="0.134615384615385" calcext:value-type="float">
            <text:p>0.13461538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67]/[.A867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68]/[.A868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869]/[.A869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70]/[.A87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71]/[.A87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872]/[.A872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73]/[.A87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874]/[.A874]" office:value-type="float" office:value="0.134615384615385" calcext:value-type="float">
            <text:p>0.134615384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875]/[.A87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76]/[.A876]" office:value-type="float" office:value="0.0909090909090909" calcext:value-type="float">
            <text:p>0.090909090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77]/[.A877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78]/[.A878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79]/[.A87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880]/[.A880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881]/[.A881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82]/[.A88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883]/[.A88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884]/[.A884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885]/[.A885]" office:value-type="float" office:value="0.127118644067797" calcext:value-type="float">
            <text:p>0.12711864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886]/[.A886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887]/[.A887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888]/[.A888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889]/[.A889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890]/[.A890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91]/[.A891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table:formula="of:=[.C892]/[.A892]" office:value-type="float" office:value="0.129213483146067" calcext:value-type="float">
            <text:p>0.129213483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893]/[.A893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table:formula="of:=[.C894]/[.A894]" office:value-type="float" office:value="0.126984126984127" calcext:value-type="float">
            <text:p>0.12698412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895]/[.A895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896]/[.A896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table:formula="of:=[.C897]/[.A897]" office:value-type="float" office:value="0.130841121495327" calcext:value-type="float">
            <text:p>0.13084112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898]/[.A898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899]/[.A899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900]/[.A900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01]/[.A901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02]/[.A902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903]/[.A903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04]/[.A904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table:formula="of:=[.C905]/[.A905]" office:value-type="float" office:value="0.128712871287129" calcext:value-type="float">
            <text:p>0.128712871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906]/[.A906]" office:value-type="float" office:value="0.137931034482759" calcext:value-type="float">
            <text:p>0.13793103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907]/[.A907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08]/[.A90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5"/>
          <table:table-cell table:formula="of:=[.C909]/[.A909]" office:value-type="float" office:value="0.127035830618893" calcext:value-type="float">
            <text:p>0.127035830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10]/[.A910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11]/[.A91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table:formula="of:=[.C912]/[.A912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913]/[.A913]" office:value-type="float" office:value="0.114285714285714" calcext:value-type="float">
            <text:p>0.114285714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14]/[.A914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15]/[.A91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16]/[.A916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17]/[.A917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18]/[.A918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919]/[.A919]" office:value-type="float" office:value="0.117647058823529" calcext:value-type="float">
            <text:p>0.117647058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20]/[.A920]" office:value-type="float" office:value="0.131147540983607" calcext:value-type="float">
            <text:p>0.13114754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921]/[.A921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22]/[.A922]" office:value-type="float" office:value="0.120689655172414" calcext:value-type="float">
            <text:p>0.120689655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23]/[.A923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924]/[.A924]" office:value-type="float" office:value="0.129251700680272" calcext:value-type="float">
            <text:p>0.129251700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25]/[.A925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26]/[.A926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927]/[.A927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928]/[.A928]" office:value-type="float" office:value="0.126436781609195" calcext:value-type="float">
            <text:p>0.126436781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29]/[.A929]" office:value-type="float" office:value="0.12280701754386" calcext:value-type="float">
            <text:p>0.122807017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930]/[.A93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31]/[.A931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932]/[.A932]" office:value-type="float" office:value="0.127659574468085" calcext:value-type="float">
            <text:p>0.127659574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33]/[.A933]" office:value-type="float" office:value="0.132075471698113" calcext:value-type="float">
            <text:p>0.13207547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934]/[.A93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935]/[.A93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936]/[.A93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table:formula="of:=[.C937]/[.A937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38]/[.A938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39]/[.A939]" office:value-type="float" office:value="0.12962962962963" calcext:value-type="float">
            <text:p>0.12962962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40]/[.A94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41]/[.A941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942]/[.A942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43]/[.A943]"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944]/[.A944]" office:value-type="float" office:value="0.131868131868132" calcext:value-type="float">
            <text:p>0.13186813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945]/[.A945]" office:value-type="float" office:value="0.121951219512195" calcext:value-type="float">
            <text:p>0.121951219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table:formula="of:=[.C946]/[.A946]" office:value-type="float" office:value="0.126865671641791" calcext:value-type="float">
            <text:p>0.1268656716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5"/>
          <table:table-cell table:formula="of:=[.C947]/[.A947]" office:value-type="float" office:value="0.125984251968504" calcext:value-type="float">
            <text:p>0.12598425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948]/[.A948]" office:value-type="float" office:value="0.121495327102804" calcext:value-type="float">
            <text:p>0.121495327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49]/[.A949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950]/[.A950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51]/[.A951]" office:value-type="float" office:value="0.105263157894737" calcext:value-type="float">
            <text:p>0.105263157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table:formula="of:=[.C952]/[.A952]" office:value-type="float" office:value="0.128571428571429" calcext:value-type="float">
            <text:p>0.1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53]/[.A95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54]/[.A954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955]/[.A955]" office:value-type="float" office:value="0.126582278481013" calcext:value-type="float">
            <text:p>0.126582278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956]/[.A956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57]/[.A957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958]/[.A95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table:formula="of:=[.C959]/[.A959]"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960]/[.A960]" office:value-type="float" office:value="0.130434782608696" calcext:value-type="float">
            <text:p>0.130434782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61]/[.A961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62]/[.A962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63]/[.A963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64]/[.A96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65]/[.A965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66]/[.A966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table:formula="of:=[.C967]/[.A96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68]/[.A968]" office:value-type="float" office:value="0.153846153846154" calcext:value-type="float">
            <text:p>0.153846153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969]/[.A969]" office:value-type="float" office:value="0.125827814569536" calcext:value-type="float">
            <text:p>0.12582781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70]/[.A970]" office:value-type="float" office:value="0.166666666666667" calcext:value-type="float">
            <text:p>0.16666666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table:formula="of:=[.C971]/[.A971]" office:value-type="float" office:value="0.129032258064516" calcext:value-type="float">
            <text:p>0.129032258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72]/[.A972]" office:value-type="float" office:value="0.119402985074627" calcext:value-type="float">
            <text:p>0.119402985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[.C973]/[.A973]" office:value-type="float" office:value="0.12396694214876" calcext:value-type="float">
            <text:p>0.12396694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974]/[.A974]" office:value-type="float" office:value="0.123456790123457" calcext:value-type="float">
            <text:p>0.123456790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75]/[.A975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976]/[.A976]" office:value-type="float" office:value="0.135135135135135" calcext:value-type="float">
            <text:p>0.135135135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77]/[.A977]" office:value-type="float" office:value="0.11864406779661" calcext:value-type="float">
            <text:p>0.11864406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978]/[.A978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79]/[.A979]" office:value-type="float" office:value="0.133333333333333" calcext:value-type="float">
            <text:p>0.133333333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980]/[.A980]" office:value-type="float" office:value="0.128378378378378" calcext:value-type="float">
            <text:p>0.12837837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81]/[.A981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82]/[.A982]" office:value-type="float" office:value="0.115384615384615" calcext:value-type="float">
            <text:p>0.115384615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83]/[.A983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84]/[.A98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table:formula="of:=[.C985]/[.A985]" office:value-type="float" office:value="0.128205128205128" calcext:value-type="float">
            <text:p>0.12820512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formula="of:=[.C986]/[.A986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table:formula="of:=[.C987]/[.A987]" office:value-type="float" office:value="0.137254901960784" calcext:value-type="float">
            <text:p>0.13725490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88]/[.A988]"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table:formula="of:=[.C989]/[.A989]" office:value-type="float" office:value="0.126436781609195" calcext:value-type="float">
            <text:p>0.126436781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990]/[.A990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91]/[.A991]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92]/[.A992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93]/[.A993]" office:value-type="float" office:value="0.111111111111111" calcext:value-type="float">
            <text:p>0.1111111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[.C994]/[.A994]" office:value-type="float" office:value="0.142857142857143" calcext:value-type="float">
            <text:p>0.142857142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table:formula="of:=[.C995]/[.A995]" office:value-type="float" office:value="0.125827814569536" calcext:value-type="float">
            <text:p>0.125827814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96]/[.A996]" office:value-type="float" office:value="0.121212121212121" calcext:value-type="float">
            <text:p>0.121212121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"/>
          <table:table-cell table:formula="of:=[.C997]/[.A997]" office:value-type="float" office:value="0.136363636363636" calcext:value-type="float">
            <text:p>0.13636363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table:formula="of:=[.C998]/[.A998]" office:value-type="float" office:value="0.123076923076923" calcext:value-type="float">
            <text:p>0.123076923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[.C999]/[.A999]" office:value-type="float" office:value="0.138888888888889" calcext:value-type="float">
            <text:p>0.138888888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table:formula="of:=[.C1000]/[.A1000]" office:value-type="float" office:value="0.130434782608696" calcext:value-type="float">
            <text:p>0.1304347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09:26:50.2158481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nshi Geng</meta:initial-creator>
    <meta:creation-date>2016-03-21T10:21:15.546882665</meta:creation-date>
    <dc:date>2016-04-04T09:29:23.138980252</dc:date>
    <dc:creator>Runshi Geng</dc:creator>
    <meta:editing-duration>P0D</meta:editing-duration>
    <meta:editing-cycles>3</meta:editing-cycles>
    <meta:generator>LibreOffice/4.2.8.2$Linux_X86_64 LibreOffice_project/420m0$Build-2</meta:generator>
    <meta:document-statistic meta:table-count="1" meta:cell-count="3003" meta:object-count="0"/>
  </office:meta>
</office:document-meta>
</file>